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B000001D207186E9D6F6DCE5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42f7" officeooo:paragraph-rsid="000342f7"/>
    </style:style>
    <style:style style:name="P2" style:family="paragraph" style:parent-style-name="Standard">
      <style:paragraph-properties fo:text-align="center" style:justify-single-word="false"/>
      <style:text-properties officeooo:rsid="000342f7" officeooo:paragraph-rsid="0005a5c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48pt" officeooo:rsid="000de361" officeooo:paragraph-rsid="000de361" style:font-size-asian="48pt" style:font-size-complex="48pt"/>
    </style:style>
    <style:style style:name="T1" style:family="text">
      <style:text-properties officeooo:rsid="000de3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4">Developer Manual</text:p>
      <text:p text:style-name="P1">(<text:span text:style-name="T1">Doxygen</text:span>)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2.163cm" svg:y="0.245cm" svg:width="12.742cm" svg:height="8.495cm" draw:z-index="0"><draw:image xlink:href="Pictures/10000000000002BB000001D207186E9D6F6DCE5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/></text:p>
      <text:p text:style-name="P2">Samsung Research</text:p>
      <text:p text:style-name="P2">Samsung Electronic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3:22:53.703898789</meta:creation-date>
    <dc:date>2019-10-15T19:32:08.695779786</dc:date>
    <meta:editing-duration>PT35M19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7" meta:character-count="62" meta:non-whitespace-character-count="57"/>
  </office:meta>
</office:document-meta>
</file>